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bold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Manual Técnico: Repositorio de Datos</text:h>
      <text:p text:style-name="Text_20_body"><text:span text:style-name="T1">Archivo:</text:span> <text:span text:style-name="Source_20_Text">proyecto-erp/backend/app/repositories/producto_repository.py</text:span></text:p>
      <text:h text:style-name="Heading_20_2" text:outline-level="2">1. Propósito General del Archivo</text:h>
      <text:p text:style-name="Text_20_body">Este archivo implementa el <text:span text:style-name="T1">Patrón Repositorio</text:span>. Piensa en él como el <text:span text:style-name="T1">"Almacenista"</text:span> o el "Bibliotecario" de tu aplicación.</text:p>
      <text:p text:style-name="Text_20_body">Su única responsabilidad es hablar con la base de datos (usando SQLAlchemy). Aislar estas consultas aquí es una excelente práctica de ingeniería porque:</text:p>
      <text:list text:style-name="L1">
        <text:list-item>
          <text:p text:style-name="P2"><text:span text:style-name="T1">Evita repetir código:</text:span> Si en 5 lugares distintos necesitas buscar un producto por su código, simplemente llamas a este repositorio en lugar de escribir la misma consulta SQL 5 veces.</text:p>
        </text:list-item>
        <text:list-item>
          <text:p text:style-name="P2"><text:span text:style-name="T1">Mantenimiento fácil:</text:span> Si el día de mañana deciden cambiar de base de datos o la forma en que hacen las consultas, <text:span text:style-name="T2">solo</text:span> tienen que modificar este archivo, y el resto del sistema (servicios, controladores) seguirá funcionando intacto.</text:p>
        </text:list-item>
      </text:list>
      <text:h text:style-name="Heading_20_2" text:outline-level="2">2. Herramientas Clave (Importaciones)</text:h>
      <text:list text:style-name="L2">
        <text:list-item>
          <text:p text:style-name="P3"><text:span text:style-name="Source_20_Text"><text:span text:style-name="T1">Session</text:span></text:span><text:span text:style-name="T1">:</text:span> La conexión activa a la base de datos.</text:p>
        </text:list-item>
        <text:list-item>
          <text:p text:style-name="P3"><text:span text:style-name="Source_20_Text"><text:span text:style-name="T1">Productos</text:span></text:span><text:span text:style-name="T1">:</text:span> El modelo ORM que vimos en el manual anterior (la representación de la tabla).</text:p>
        </text:list-item>
        <text:list-item>
          <text:p text:style-name="P3"><text:span text:style-name="Source_20_Text"><text:span text:style-name="T1">ProductoCreate</text:span></text:span><text:span text:style-name="T1">, </text:span><text:span text:style-name="Source_20_Text"><text:span text:style-name="T1">ProductoUpdate</text:span></text:span><text:span text:style-name="T1">:</text:span> Los esquemas de validación (DTOs) que aseguran que los datos tengan la forma correcta.</text:p>
        </text:list-item>
        <text:list-item>
          <text:p text:style-name="P3"><text:span text:style-name="Source_20_Text"><text:span text:style-name="T1">Optional</text:span></text:span><text:span text:style-name="T1">:</text:span> Una pista de tipado que le dice al código: "Esta función puede devolver un producto, pero si no lo encuentra, devolverá <text:span text:style-name="T2">Nada</text:span> (<text:span text:style-name="Source_20_Text">None</text:span>)".</text:p>
        </text:list-item>
      </text:list>
      <text:p text:style-name="Horizontal_20_Line"/>
      <text:h text:style-name="Heading_20_2" text:outline-level="2">3. Desglose de la Clase <text:span text:style-name="Source_20_Text">ProductoRepository</text:span></text:h>
      <text:p text:style-name="Text_20_body">La clase se inicializa recibiendo una "Sesión" de la base de datos (<text:span text:style-name="Source_20_Text">self.db = db</text:span>). Todos los métodos siguientes usarán esa misma sesión para hacer su trabajo.</text:p>
      <text:h text:style-name="Heading_20_3" text:outline-level="3">🔍 Operaciones de Lectura (Read)</text:h>
      <text:p text:style-name="P4">Python</text:p>
      <text:p text:style-name="Preformatted_20_Text"><text:span text:style-name="Source_20_Text">def get_by_id(self, producto_id: int) -&gt; Optional[Productos]:</text:span></text:p>
      <text:p text:style-name="P1"><text:span text:style-name="Source_20_Text"><text:s text:c="4"/>return self.db.query(Productos).filter(Productos.id_producto == producto_id).first()</text:span></text:p>
      <text:list text:style-name="L3">
        <text:list-item>
          <text:p text:style-name="P5"><text:soft-page-break/><text:span text:style-name="T1">¿Qué hace?:</text:span> Busca en la base de datos el producto que tenga exactamente ese ID. Usa <text:span text:style-name="Source_20_Text">.first()</text:span> para devolver un solo resultado o <text:span text:style-name="Source_20_Text">None</text:span> si no existe.</text:p>
        </text:list-item>
        <text:list-item>
          <text:p text:style-name="P5"><text:span text:style-name="T1">El método </text:span><text:span text:style-name="Source_20_Text"><text:span text:style-name="T1">get_by_codigo</text:span></text:span> hace exactamente lo mismo, pero filtra por la columna <text:span text:style-name="Source_20_Text">codigo</text:span>. Como en tu base de datos el código es único (unique index), usar <text:span text:style-name="Source_20_Text">.first()</text:span> es totalmente seguro.</text:p>
        </text:list-item>
      </text:list>
      <text:p text:style-name="P4">Python</text:p>
      <text:p text:style-name="Preformatted_20_Text"><text:span text:style-name="Source_20_Text">def get_all(self, skip: int = 0, limit: int = 100) -&gt; List[Productos]:</text:span></text:p>
      <text:p text:style-name="P1"><text:span text:style-name="Source_20_Text"><text:s text:c="4"/>return self.db.query(Productos).offset(skip).limit(limit).all()</text:span></text:p>
      <text:list text:style-name="L4">
        <text:list-item>
          <text:p text:style-name="P6"><text:span text:style-name="T1">¿Qué hace?:</text:span> Trae una lista de productos.</text:p>
        </text:list-item>
        <text:list-item>
          <text:p text:style-name="P6"><text:span text:style-name="T1">Paginación:</text:span> Utiliza <text:span text:style-name="Source_20_Text">.offset(skip)</text:span> para saltarse los primeros X registros y <text:span text:style-name="Source_20_Text">.limit(limit)</text:span> para no traer más de Y registros. Finaliza con <text:span text:style-name="Source_20_Text">.all()</text:span> para empaquetarlos en una lista.</text:p>
        </text:list-item>
      </text:list>
      <text:h text:style-name="Heading_20_3" text:outline-level="3">💾 Operaciones de Escritura (Create, Update, Delete)</text:h>
      <text:p text:style-name="P4">Python</text:p>
      <text:p text:style-name="Preformatted_20_Text"><text:span text:style-name="Source_20_Text">def create(self, producto_data: ProductoCreate) -&gt; Productos:</text:span></text:p>
      <text:p text:style-name="Preformatted_20_Text"><text:span text:style-name="Source_20_Text"><text:s text:c="4"/>db_producto = Productos(**producto_data.model_dump())</text:span></text:p>
      <text:p text:style-name="Preformatted_20_Text"><text:span text:style-name="Source_20_Text"><text:s text:c="4"/>self.db.add(db_producto)</text:span></text:p>
      <text:p text:style-name="Preformatted_20_Text"><text:span text:style-name="Source_20_Text"><text:s text:c="4"/>self.db.commit()</text:span></text:p>
      <text:p text:style-name="Preformatted_20_Text"><text:span text:style-name="Source_20_Text"><text:s text:c="4"/>self.db.refresh(db_producto)</text:span></text:p>
      <text:p text:style-name="P1"><text:span text:style-name="Source_20_Text"><text:s text:c="4"/>return db_producto</text:span></text:p>
      <text:list text:style-name="L5">
        <text:list-item>
          <text:p text:style-name="P7"><text:span text:style-name="T1">¿Qué hace?:</text:span> Inserta un nuevo producto en la tabla.</text:p>
        </text:list-item>
        <text:list-item>
          <text:p text:style-name="P7"><text:span text:style-name="T1">La magia de </text:span><text:span text:style-name="Source_20_Text"><text:span text:style-name="T1">**producto_data.model_dump()</text:span></text:span><text:span text:style-name="T1">:</text:span> Transforma el esquema validado por Pydantic en un diccionario y "desempaqueta" (con los <text:span text:style-name="Source_20_Text">**</text:span>) todas sus llaves y valores (ej. <text:span text:style-name="Source_20_Text">nombre="Teclado", precio=100</text:span>) directo en el modelo de SQLAlchemy.</text:p>
        </text:list-item>
        <text:list-item>
          <text:p text:style-name="P8">El proceso:</text:p>
          <text:list>
            <text:list-item>
              <text:p text:style-name="P7"><text:span text:style-name="Source_20_Text">.add()</text:span> lo pone en la fila de espera de la memoria.</text:p>
            </text:list-item>
            <text:list-item>
              <text:p text:style-name="P7"><text:span text:style-name="Source_20_Text">.commit()</text:span> aprieta el botón de "Guardar" y escribe los datos físicamente en el disco de la base de datos.</text:p>
            </text:list-item>
            <text:list-item>
              <text:p text:style-name="P7"><text:span text:style-name="Source_20_Text">.refresh()</text:span> es crucial: va a la base de datos y trae el nuevo objeto recién guardado, el cual <text:span text:style-name="T1">ya incluye el nuevo </text:span><text:span text:style-name="Source_20_Text"><text:span text:style-name="T1">id_producto</text:span></text:span> que la base de datos generó automáticamente.</text:p>
            </text:list-item>
          </text:list>
        </text:list-item>
      </text:list>
      <text:p text:style-name="P4">Python</text:p>
      <text:p text:style-name="Preformatted_20_Text"><text:span text:style-name="Source_20_Text">def update(self, producto: Productos, update_data: ProductoUpdate) -&gt; Productos:</text:span></text:p>
      <text:p text:style-name="Preformatted_20_Text"><text:span text:style-name="Source_20_Text"><text:s text:c="4"/>update_dict = update_data.model_dump(exclude_unset=True)</text:span></text:p>
      <text:p text:style-name="Preformatted_20_Text"><text:span text:style-name="Source_20_Text"><text:s text:c="4"/>for field, value in update_dict.items():</text:span></text:p>
      <text:p text:style-name="Preformatted_20_Text"><text:soft-page-break/><text:span text:style-name="Source_20_Text"><text:s text:c="8"/>setattr(producto, field, value)</text:span></text:p>
      <text:p text:style-name="Preformatted_20_Text"><text:span text:style-name="Source_20_Text"><text:s text:c="4"/>self.db.commit()</text:span></text:p>
      <text:p text:style-name="Preformatted_20_Text"><text:span text:style-name="Source_20_Text"><text:s text:c="4"/>self.db.refresh(producto)</text:span></text:p>
      <text:p text:style-name="P1"><text:span text:style-name="Source_20_Text"><text:s text:c="4"/>return producto</text:span></text:p>
      <text:list text:style-name="L6">
        <text:list-item>
          <text:p text:style-name="P9"><text:span text:style-name="T1">¿Qué hace?:</text:span> Modifica un producto ya existente.</text:p>
        </text:list-item>
        <text:list-item>
          <text:p text:style-name="P9"><text:span text:style-name="T1">El truco brillante:</text:span> Fíjate en <text:span text:style-name="Source_20_Text">exclude_unset=True</text:span>. Esto significa que si el usuario solo mandó el "precio" en su petición HTTP (omitiendo nombre, código, etc.), el diccionario solo contendrá la llave "precio". Así, el bucle <text:span text:style-name="Source_20_Text">for</text:span> solo actualizará ese atributo específico mediante <text:span text:style-name="Source_20_Text">setattr</text:span>, sin borrar o sobreescribir los demás campos accidentalmente.</text:p>
        </text:list-item>
        <text:list-item>
          <text:p text:style-name="P9">Nuevamente, se hace <text:span text:style-name="Source_20_Text">.commit()</text:span> para guardar y <text:span text:style-name="Source_20_Text">.refresh()</text:span> para obtener los datos frescos.</text:p>
        </text:list-item>
      </text:list>
      <text:p text:style-name="P4">Python</text:p>
      <text:p text:style-name="Preformatted_20_Text"><text:span text:style-name="Source_20_Text">def delete(self, producto: Productos) -&gt; None:</text:span></text:p>
      <text:p text:style-name="Preformatted_20_Text"><text:span text:style-name="Source_20_Text"><text:s text:c="4"/>self.db.delete(producto)</text:span></text:p>
      <text:p text:style-name="P1"><text:span text:style-name="Source_20_Text"><text:s text:c="4"/>self.db.commit()</text:span></text:p>
      <text:list text:style-name="L7">
        <text:list-item>
          <text:p text:style-name="P10"><text:span text:style-name="T1">¿Qué hace?:</text:span> Borra permanentemente el registro. Es una operación sencilla, rápida e irreversible en la base de dato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6:33:39.772350101</meta:creation-date>
    <dc:date>2026-04-23T16:33:50.215827848</dc:date>
    <meta:editing-duration>PT11S</meta:editing-duration>
    <meta:editing-cycles>1</meta:editing-cycles>
    <meta:document-statistic meta:table-count="0" meta:image-count="0" meta:object-count="0" meta:page-count="3" meta:paragraph-count="55" meta:word-count="609" meta:character-count="4236" meta:non-whitespace-character-count="3638"/>
    <meta:generator>LibreOffice/24.2.7.2$Linux_X86_64 LibreOffice_project/420$Build-2</meta:generator>
  </office:meta>
</office:document-meta>
</file>